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fo:font-size="20pt" style:font-size-asian="20pt" style:font-size-complex="20pt" style:text-underline-type="single" style:text-underline-style="solid" style:text-underline-width="auto" style:text-underline-mode="continuous" fo:language="en" fo:country="IN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fo:font-size="20pt" style:font-size-asian="20pt" style:font-size-complex="20pt" style:text-underline-type="single" style:text-underline-style="solid" style:text-underline-width="auto" style:text-underline-mode="continuous" fo:language="en" fo:country="IN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fo:font-size="20pt" style:font-size-asian="20pt" style:font-size-complex="20pt" style:text-underline-type="single" style:text-underline-style="solid" style:text-underline-width="auto" style:text-underline-mode="continuous" fo:language="en" fo:country="IN"/>
    </style:style>
    <style:style style:name="P7" style:parent-style-name="Standard" style:family="paragraph"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9" style:parent-style-name="Standard" style:family="paragraph">
      <style:paragraph-properties fo:margin-left="0.5in">
        <style:tab-stops/>
      </style:paragraph-properties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weight="bold" style:font-weight-asian="bold" fo:color="#4F81BD" fo:font-size="12pt" style:font-size-asian="12pt" style:font-size-complex="12pt"/>
    </style:style>
    <style:style style:name="T12" style:parent-style-name="DefaultParagraphFont" style:family="text">
      <style:text-properties fo:font-weight="bold" style:font-weight-asian="bold" fo:color="#4F81BD" fo:font-size="12pt" style:font-size-asian="12pt" style:font-size-complex="12pt" fo:language="en" fo:country="IN"/>
    </style:style>
    <style:style style:name="P13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 fo:language="en" fo:country="IN"/>
    </style:style>
    <style:style style:name="T15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16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17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8" style:parent-style-name="Standard" style:family="paragraph">
      <style:paragraph-properties fo:text-indent="1.084in"/>
      <style:text-properties fo:font-weight="bold" style:font-weight-asian="bold" style:font-weight-complex="bold" fo:color="#4F81BD" fo:font-size="12pt" style:font-size-asian="12pt" style:font-size-complex="12pt"/>
    </style:style>
    <style:style style:name="P19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20" style:parent-style-name="Standard" style:family="paragraph">
      <style:paragraph-properties fo:margin-left="0.5in">
        <style:tab-stops/>
      </style:paragraph-properties>
    </style:style>
    <style:style style:name="T21" style:parent-style-name="DefaultParagraphFont" style:family="text">
      <style:text-properties fo:font-size="12pt" style:font-size-asian="12pt" style:font-size-complex="12pt" fo:language="en" fo:country="IN"/>
    </style:style>
    <style:style style:name="T22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23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24" style:parent-style-name="Standard" style:family="paragraph">
      <style:paragraph-properties fo:margin-left="0.5in">
        <style:tab-stops/>
      </style:paragraph-properties>
    </style:style>
    <style:style style:name="T25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26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27" style:parent-style-name="Standard" style:list-style-name="WWNum1" style:family="paragraph">
      <style:paragraph-properties fo:text-indent="0in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T29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/>
    </style:style>
    <style:style style:name="T30" style:parent-style-name="DefaultParagraphFont" style:family="text">
      <style:text-properties fo:color="#00000A" fo:font-size="12pt" style:font-size-asian="12pt" style:font-size-complex="12pt"/>
    </style:style>
    <style:style style:name="P31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32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33" style:parent-style-name="Standard" style:family="paragraph">
      <style:paragraph-properties fo:margin-left="0.5in">
        <style:tab-stops/>
      </style:paragraph-properties>
    </style:style>
    <style:style style:name="T34" style:parent-style-name="DefaultParagraphFont" style:family="text">
      <style:text-properties fo:font-size="12pt" style:font-size-asian="12pt" style:font-size-complex="12pt" fo:language="en" fo:country="IN"/>
    </style:style>
    <style:style style:name="T35" style:parent-style-name="DefaultParagraphFont" style:family="text">
      <style:text-properties fo:color="#FF0000" fo:font-size="12pt" style:font-size-asian="12pt" style:font-size-complex="12pt" fo:language="en" fo:country="IN"/>
    </style:style>
    <style:style style:name="T36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T37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38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39" style:parent-style-name="Standard" style:family="paragraph">
      <style:paragraph-properties fo:margin-left="0.5in">
        <style:tab-stops/>
      </style:paragraph-properties>
    </style:style>
    <style:style style:name="T40" style:parent-style-name="DefaultParagraphFont" style:family="text">
      <style:text-properties fo:color="#4F81BD" fo:font-size="12pt" style:font-size-asian="12pt" style:font-size-complex="12pt" fo:language="en" fo:country="IN"/>
    </style:style>
    <style:style style:name="T41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42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43" style:parent-style-name="Standard" style:family="paragraph">
      <style:paragraph-properties fo:margin-left="0.5in">
        <style:tab-stops/>
      </style:paragraph-properties>
    </style:style>
    <style:style style:name="T44" style:parent-style-name="DefaultParagraphFont" style:family="text">
      <style:text-properties fo:font-size="12pt" style:font-size-asian="12pt" style:font-size-complex="12pt" fo:language="en" fo:country="IN"/>
    </style:style>
    <style:style style:name="T45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46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47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48" style:parent-style-name="Standard" style:family="paragraph">
      <style:paragraph-properties fo:margin-left="0.5in">
        <style:tab-stops/>
      </style:paragraph-properties>
    </style:style>
    <style:style style:name="T49" style:parent-style-name="DefaultParagraphFont" style:family="text">
      <style:text-properties fo:font-size="12pt" style:font-size-asian="12pt" style:font-size-complex="12pt" fo:language="en" fo:country="IN"/>
    </style:style>
    <style:style style:name="T50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51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52" style:parent-style-name="Standard" style:family="paragraph">
      <style:paragraph-properties fo:margin-left="0.5in">
        <style:tab-stops/>
      </style:paragraph-properties>
    </style:style>
    <style:style style:name="T53" style:parent-style-name="DefaultParagraphFont" style:family="text">
      <style:text-properties fo:font-size="12pt" style:font-size-asian="12pt" style:font-size-complex="12pt" fo:language="en" fo:country="IN"/>
    </style:style>
    <style:style style:name="T54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55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T56" style:parent-style-name="DefaultParagraphFont" style:family="text">
      <style:text-properties fo:color="#4F81BD" fo:font-size="12pt" style:font-size-asian="12pt" style:font-size-complex="12pt" fo:language="en" fo:country="IN"/>
    </style:style>
    <style:style style:name="T57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58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59" style:parent-style-name="Standard" style:family="paragraph">
      <style:paragraph-properties fo:margin-left="0.5in">
        <style:tab-stops/>
      </style:paragraph-properties>
    </style:style>
    <style:style style:name="T60" style:parent-style-name="DefaultParagraphFont" style:family="text">
      <style:text-properties fo:color="#4F81BD" fo:font-size="12pt" style:font-size-asian="12pt" style:font-size-complex="12pt" fo:language="en" fo:country="IN"/>
    </style:style>
    <style:style style:name="T61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62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63" style:parent-style-name="Standard" style:family="paragraph">
      <style:paragraph-properties fo:margin-left="0.5in">
        <style:tab-stops/>
      </style:paragraph-properties>
    </style:style>
    <style:style style:name="T64" style:parent-style-name="DefaultParagraphFont" style:family="text">
      <style:text-properties fo:font-size="12pt" style:font-size-asian="12pt" style:font-size-complex="12pt" fo:language="en" fo:country="IN"/>
    </style:style>
    <style:style style:name="T65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T66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67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68" style:parent-style-name="Standard" style:family="paragraph">
      <style:paragraph-properties fo:margin-left="0.5in">
        <style:tab-stops/>
      </style:paragraph-properties>
    </style:style>
    <style:style style:name="T69" style:parent-style-name="DefaultParagraphFont" style:family="text">
      <style:text-properties fo:font-size="12pt" style:font-size-asian="12pt" style:font-size-complex="12pt" fo:language="en" fo:country="IN"/>
    </style:style>
    <style:style style:name="T70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71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72" style:parent-style-name="Standard" style:family="paragraph">
      <style:paragraph-properties fo:margin-left="0.5in">
        <style:tab-stops/>
      </style:paragraph-properties>
    </style:style>
    <style:style style:name="T73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74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75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76" style:parent-style-name="Standard" style:family="paragraph">
      <style:paragraph-properties fo:margin-left="0.5in">
        <style:tab-stops/>
      </style:paragraph-properties>
    </style:style>
    <style:style style:name="T77" style:parent-style-name="DefaultParagraphFont" style:family="text">
      <style:text-properties fo:font-size="12pt" style:font-size-asian="12pt" style:font-size-complex="12pt" fo:language="en" fo:country="IN"/>
    </style:style>
    <style:style style:name="T78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T79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80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81" style:parent-style-name="Standard" style:family="paragraph">
      <style:paragraph-properties fo:margin-left="0.5in">
        <style:tab-stops/>
      </style:paragraph-properties>
    </style:style>
    <style:style style:name="T82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83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84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T85" style:parent-style-name="DefaultParagraphFont" style:family="text">
      <style:text-properties fo:font-size="12pt" style:font-size-asian="12pt" style:font-size-complex="12pt" fo:language="en" fo:country="IN"/>
    </style:style>
    <style:style style:name="T86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87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88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89" style:parent-style-name="Standard" style:family="paragraph">
      <style:paragraph-properties fo:margin-left="0.5in">
        <style:tab-stops/>
      </style:paragraph-properties>
    </style:style>
    <style:style style:name="T90" style:parent-style-name="DefaultParagraphFont" style:family="text">
      <style:text-properties fo:color="#4F81BD" fo:font-size="12pt" style:font-size-asian="12pt" style:font-size-complex="12pt" fo:language="en" fo:country="IN"/>
    </style:style>
    <style:style style:name="T91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92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93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94" style:parent-style-name="Standard" style:family="paragraph">
      <style:paragraph-properties fo:margin-left="0.5in">
        <style:tab-stops/>
      </style:paragraph-properties>
    </style:style>
    <style:style style:name="T95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96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97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98" style:parent-style-name="Standard" style:family="paragraph">
      <style:paragraph-properties fo:margin-left="0.5in">
        <style:tab-stops/>
      </style:paragraph-properties>
    </style:style>
    <style:style style:name="T99" style:parent-style-name="DefaultParagraphFont" style:family="text">
      <style:text-properties fo:font-size="12pt" style:font-size-asian="12pt" style:font-size-complex="12pt" fo:language="en" fo:country="IN"/>
    </style:style>
    <style:style style:name="T100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101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02" style:parent-style-name="Standard" style:family="paragraph">
      <style:paragraph-properties fo:margin-left="0.5in">
        <style:tab-stops/>
      </style:paragraph-properties>
    </style:style>
    <style:style style:name="T103" style:parent-style-name="DefaultParagraphFont" style:family="text">
      <style:text-properties fo:color="#4F81BD" fo:font-size="12pt" style:font-size-asian="12pt" style:font-size-complex="12pt" fo:language="en" fo:country="IN"/>
    </style:style>
    <style:style style:name="T104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105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06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07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08" style:parent-style-name="Standard" style:family="paragraph">
      <style:paragraph-properties fo:margin-left="0.5in">
        <style:tab-stops/>
      </style:paragraph-properties>
    </style:style>
    <style:style style:name="T109" style:parent-style-name="DefaultParagraphFont" style:family="text">
      <style:text-properties fo:font-size="12pt" style:font-size-asian="12pt" style:font-size-complex="12pt" fo:language="en" fo:country="IN"/>
    </style:style>
    <style:style style:name="T110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111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12" style:parent-style-name="Standard" style:family="paragraph">
      <style:paragraph-properties fo:margin-left="0.5in">
        <style:tab-stops/>
      </style:paragraph-properties>
    </style:style>
    <style:style style:name="T113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114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115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16" style:parent-style-name="Standard" style:family="paragraph">
      <style:paragraph-properties fo:margin-left="0.5in">
        <style:tab-stops/>
      </style:paragraph-properties>
    </style:style>
    <style:style style:name="T117" style:parent-style-name="DefaultParagraphFont" style:family="text">
      <style:text-properties fo:color="#4F81BD" fo:font-size="12pt" style:font-size-asian="12pt" style:font-size-complex="12pt" fo:language="en" fo:country="IN"/>
    </style:style>
    <style:style style:name="T118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119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20" style:parent-style-name="Standard" style:family="paragraph">
      <style:paragraph-properties fo:margin-left="0.5in">
        <style:tab-stops/>
      </style:paragraph-properties>
    </style:style>
    <style:style style:name="T121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122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123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24" style:parent-style-name="Standard" style:family="paragraph">
      <style:paragraph-properties fo:margin-left="0.5in">
        <style:tab-stops/>
      </style:paragraph-properties>
    </style:style>
    <style:style style:name="T125" style:parent-style-name="DefaultParagraphFont" style:family="text">
      <style:text-properties fo:font-size="12pt" style:font-size-asian="12pt" style:font-size-complex="12pt" fo:language="en" fo:country="IN"/>
    </style:style>
    <style:style style:name="T126" style:parent-style-name="DefaultParagraphFont" style:family="text">
      <style:text-properties style:font-name-asian="Calibri" style:font-name-complex="Calibri" fo:font-weight="bold" style:font-weight-asian="bold" style:font-weight-complex="bold" fo:color="#4F81BD" style:text-position="sub 63.8%" fo:font-size="18pt" style:font-size-asian="18pt" style:font-size-complex="18pt" fo:language="en" fo:country="IN"/>
    </style:style>
    <style:style style:name="P127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2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P129" style:parent-style-name="Standard" style:family="paragraph">
      <style:text-properties fo:font-size="12pt" style:font-size-asian="12pt" style:font-size-complex="12pt"/>
    </style:style>
    <style:style style:name="P130" style:parent-style-name="Standard" style:family="paragraph">
      <style:text-properties fo:font-weight="bold" style:font-weight-asian="bold" fo:font-size="14pt" style:font-size-asian="14pt" style:font-size-complex="14pt"/>
    </style:style>
    <style:style style:name="P131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2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3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4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5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6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7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8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9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0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1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2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3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4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5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6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7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8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9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0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1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2" style:parent-style-name="Standard" style:family="paragraph">
      <style:text-properties fo:font-weight="bold" style:font-weight-asian="bold" fo:font-size="14pt" style:font-size-asian="14pt" style:font-size-complex="14pt"/>
    </style:style>
    <style:style style:name="P153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4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5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6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7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8" style:parent-style-name="Standard" style:family="paragraph">
      <style:text-properties fo:font-size="12pt" style:font-size-asian="12pt" style:font-size-complex="12pt"/>
    </style:style>
    <style:style style:name="P159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<text:span text:style-name="T2">MySQL<text:s/></text:span><text:span text:style-name="T3">AssignmentNavya Sri</text:span><text:span text:style-name="T4">(66162)</text:span><text:span text:style-name="T5">)</text:span><text:span text:style-name="T6"><text:s/></text:span></text:p>
      <text:p text:style-name="Standard"/>
      <text:p text:style-name="P7">1)<text:tab/>Select Queries</text:p>
      <text:p text:style-name="P8">1.<text:tab/>Display all departments from department table.</text:p>
      <text:p text:style-name="P9"><text:span text:style-name="T10"><text:tab/></text:span><text:span text:style-name="T11">SELECT * FROM DEPT</text:span><text:span text:style-name="T12">;</text:span></text:p>
      <text:list text:style-name="WWNum1">
        <text:list-item text:start-value="2">
          <text:p text:style-name="P13">Display all employees from employee<text:s/>table.</text:p>
        </text:list-item>
      </text:list>
      <text:p text:style-name="Standard"><text:span text:style-name="T14"><text:s text:c="28"/></text:span><text:span text:style-name="T15"><text:s/></text:span><text:span text:style-name="T16">select * from emp;</text:span></text:p>
      <text:list text:style-name="WWNum1" text:continue-numbering="true">
        <text:list-item>
          <text:p text:style-name="P17">Select the employee in department 30.</text:p>
        </text:list-item>
      </text:list>
      <text:p text:style-name="P18">select * from emp where dept_no = 3;</text:p>
      <text:list text:style-name="WWNum1" text:continue-numbering="true">
        <text:list-item>
          <text:p text:style-name="P19">List the names, numbers and departmentno of all clerks.</text:p>
        </text:list-item>
      </text:list>
      <text:p text:style-name="P20"><text:span text:style-name="T21"><text:s text:c="13"/></text:span><text:span text:style-name="T22">select name,id,dept_no from emp where role='clerk';</text:span></text:p>
      <text:list text:style-name="WWNum1" text:continue-numbering="true">
        <text:list-item>
          <text:p text:style-name="P23">Find<text:s/>the depart numbers and the name of employee of all dept with Deptno greater or equal to 20.</text:p>
        </text:list-item>
      </text:list>
      <text:p text:style-name="P24"><text:span text:style-name="T25"><text:s text:c="11"/></text:span><text:span text:style-name="T26">select dept_no,name from emp where dept_no &gt;= 2;</text:span></text:p>
      <text:list text:style-name="WWNum1" text:continue-numbering="true">
        <text:list-item>
          <text:p text:style-name="P27"><text:span text:style-name="T28">Find the employees whose commission is greater than their</text:span><text:span text:style-name="T29"><text:s/></text:span><text:span text:style-name="T30">salary.</text:span></text:p>
        </text:list-item>
      </text:list>
      <text:p text:style-name="P31"><text:s text:c="11"/>select commission from emp<text:s/>where salary&lt;commission;</text:p>
      <text:list text:style-name="WWNum1" text:continue-numbering="true">
        <text:list-item>
          <text:p text:style-name="P32">Find the employees whose commission is greater than 60 percent of their salary.</text:p>
        </text:list-item>
      </text:list>
      <text:p text:style-name="P33"><text:span text:style-name="T34"><text:s text:c="9"/></text:span><text:span text:style-name="T35"><text:s/></text:span><text:span text:style-name="T36">select * from emp where COMMISSION&gt;</text:span><text:span text:style-name="T37"><text:s/>(0.6)*salary;</text:span></text:p>
      <text:list text:style-name="WWNum1" text:continue-numbering="true">
        <text:list-item>
          <text:p text:style-name="P38">Find the employee whose commission is greater than 50 percent of their salary. The result must show only one record.</text:p>
        </text:list-item>
      </text:list>
      <text:p text:style-name="P39"><text:span text:style-name="T40"><text:s text:c="10"/></text:span><text:span text:style-name="T41"><text:s/>select * from emp where COMMISSION &gt; (0.5)*salary;</text:span></text:p>
      <text:list text:style-name="WWNum1" text:continue-numbering="true">
        <text:list-item>
          <text:p text:style-name="P42">List the name, job and salary of all employees in dept 20 who<text:s/>earn more than 2000.</text:p>
        </text:list-item>
      </text:list>
      <text:p text:style-name="P43"><text:span text:style-name="T44"><text:s text:c="3"/></text:span><text:span text:style-name="T45">Select name,role,salary from emp where dept_no = 2 and salary&gt;2000;</text:span></text:p>
      <text:p text:style-name="P46"/>
      <text:soft-page-break/>
      <text:list text:style-name="WWNum1" text:continue-numbering="true">
        <text:list-item>
          <text:p text:style-name="P47">Find all salesmen in dept 30 whose salary is greater than or equal to Rs. 1500.</text:p>
        </text:list-item>
      </text:list>
      <text:p text:style-name="P48"><text:span text:style-name="T49"><text:s text:c="15"/></text:span><text:span text:style-name="T50">select * from emp where dept_no = 3 and salary&gt;=1500;</text:span></text:p>
      <text:list text:style-name="WWNum1" text:continue-numbering="true">
        <text:list-item>
          <text:p text:style-name="P51">Find all the employees whose job is either a president or manager.</text:p>
        </text:list-item>
      </text:list>
      <text:p text:style-name="P52"><text:span text:style-name="T53"><text:s text:c="11"/></text:span><text:span text:style-name="T54">select * from emp where role in ('president','manager');</text:span></text:p>
      <text:list text:style-name="WWNum1" text:continue-numbering="true">
        <text:list-item>
          <text:p text:style-name="P55">Find all managers who are not in dept 30.</text:p>
        </text:list-item>
      </text:list>
      <text:p text:style-name="Standard"><text:span text:style-name="T56"><text:s text:c="22"/></text:span><text:span text:style-name="T57">select * from emp where dept_no != 30 <text:s/>and role='manager';</text:span></text:p>
      <text:list text:style-name="WWNum1" text:continue-numbering="true">
        <text:list-item>
          <text:p text:style-name="P58">Find the details of all managers and clerks in dept 10.</text:p>
        </text:list-item>
      </text:list>
      <text:p text:style-name="P59"><text:span text:style-name="T60"><text:s text:c="6"/></text:span><text:span text:style-name="T61"><text:s/>select * from emp where role in ('clerk','manager') and DEPT_NO=1;</text:span></text:p>
      <text:list text:style-name="WWNum1" text:continue-numbering="true">
        <text:list-item>
          <text:p text:style-name="P62">Find the details of all manager (in any dept) and all clerks in dept 10</text:p>
        </text:list-item>
      </text:list>
      <text:p text:style-name="P63"><text:span text:style-name="T64"><text:s text:c="8"/></text:span><text:span text:style-name="T65">select * from emp where role = 'manager' or (role = 'clerk</text:span><text:span text:style-name="T66">' and dept_no = 1);</text:span></text:p>
      <text:list text:style-name="WWNum1" text:continue-numbering="true">
        <text:list-item>
          <text:p text:style-name="P67">Find the details of all managers in dept 10 and all clerks in dept 20.</text:p>
        </text:list-item>
      </text:list>
      <text:p text:style-name="P68"><text:span text:style-name="T69"><text:s text:c="2"/></text:span><text:span text:style-name="T70">select * from emp where (role = 'manager' and dept_no = 10) or (role = 'clerk' and dept_no = 20) ;</text:span></text:p>
      <text:list text:style-name="WWNum1" text:continue-numbering="true">
        <text:list-item>
          <text:p text:style-name="P71">Find all employees who are neither clerks nor manager but whose<text:s/>salary is greater than or equal to Rs. 2000.</text:p>
        </text:list-item>
      </text:list>
      <text:p text:style-name="P72"><text:span text:style-name="T73"><text:s/></text:span><text:span text:style-name="T74">select * from emp <text:s/>where salary &gt;= 2000 and role not in ('clerk','mananger');</text:span></text:p>
      <text:list text:style-name="WWNum1" text:continue-numbering="true">
        <text:list-item>
          <text:p text:style-name="P75">Find the employees who earns between Rs. 1200 and Rs.1400.</text:p>
        </text:list-item>
      </text:list>
      <text:p text:style-name="P76"><text:span text:style-name="T77"><text:s text:c="3"/></text:span><text:span text:style-name="T78">select * from emp <text:s/>where salary between 1200 and 1400</text:span><text:span text:style-name="T79">;</text:span></text:p>
      <text:list text:style-name="WWNum1" text:continue-numbering="true">
        <text:list-item>
          <text:p text:style-name="P80">Find the employees who are clerks, analysts or salesman.</text:p>
        </text:list-item>
      </text:list>
      <text:p text:style-name="P81"><text:span text:style-name="T82"><text:s text:c="2"/></text:span><text:span text:style-name="T83">select * from emp <text:s/>where <text:s/>role <text:s/>in ('clerk','manager','salesman');</text:span></text:p>
      <text:list text:style-name="WWNum1" text:continue-numbering="true">
        <text:list-item>
          <text:p text:style-name="P84">Find the employees who are not clerks, analyst or salesman.</text:p>
        </text:list-item>
      </text:list>
      <text:p text:style-name="Standard"><text:span text:style-name="T85"><text:s text:c="12"/></text:span><text:span text:style-name="T86"><text:s/></text:span><text:span text:style-name="T87">select * from emp <text:s/>where <text:s/>role <text:s text:c="2"/>not in ('clerk','manager','salesman');</text:span></text:p>
      <text:list text:style-name="WWNum1" text:continue-numbering="true">
        <text:list-item>
          <text:p text:style-name="P88">Find the employees who do not receive a commission i.e. commission is NULL.</text:p>
        </text:list-item>
      </text:list>
      <text:p text:style-name="P89"><text:span text:style-name="T90"><text:s/></text:span><text:span text:style-name="T91">select * from emp <text:s/>where <text:s/>COMMISSION is null;</text:span></text:p>
      <text:p text:style-name="P92"/>
      <text:soft-page-break/>
      <text:list text:style-name="WWNum1" text:continue-numbering="true">
        <text:list-item>
          <text:p text:style-name="P93">Find the employee whose commission is Rs. 0.</text:p>
        </text:list-item>
      </text:list>
      <text:p text:style-name="P94"><text:span text:style-name="T95"><text:s/></text:span><text:span text:style-name="T96">select * from emp <text:s/>where <text:s/>COMMISSION = 0;</text:span></text:p>
      <text:list text:style-name="WWNum1" text:continue-numbering="true">
        <text:list-item>
          <text:p text:style-name="P97">Find the different jobs of the employees<text:s/>receiving commission.</text:p>
        </text:list-item>
      </text:list>
      <text:p text:style-name="P98"><text:span text:style-name="T99"><text:s text:c="2"/></text:span><text:span text:style-name="T100">select role from emp <text:s/>where <text:s/>COMMISSION is not null;</text:span></text:p>
      <text:list text:style-name="WWNum1" text:continue-numbering="true">
        <text:list-item>
          <text:p text:style-name="P101">Find all employees who do not receive a commission or whose Commission is less than Rs. 100.</text:p>
        </text:list-item>
      </text:list>
      <text:p text:style-name="P102"><text:span text:style-name="T103"><text:s/></text:span><text:span text:style-name="T104"><text:s/>select * from emp <text:s/>where <text:s/>COMMISSION &lt;100 and COMMISSION is null;</text:span></text:p>
      <text:list text:style-name="WWNum1" text:continue-numbering="true">
        <text:list-item>
          <text:p text:style-name="P105">The employees who<text:s/>not receiving commission are entailed to Rs. 250, Show the net earnings of all employees. (find about coalesce() )</text:p>
        </text:list-item>
      </text:list>
      <text:p text:style-name="P106"/>
      <text:list text:style-name="WWNum1" text:continue-numbering="true">
        <text:list-item>
          <text:p text:style-name="P107">Find all employees whose total earnings are greater than Rs. 2000.</text:p>
        </text:list-item>
      </text:list>
      <text:p text:style-name="P108"><text:span text:style-name="T109"><text:s/></text:span><text:span text:style-name="T110">select * from emp <text:s/>where <text:s/>salary &gt; 2000;</text:span></text:p>
      <text:list text:style-name="WWNum1" text:continue-numbering="true">
        <text:list-item>
          <text:p text:style-name="P111">Find all employees whose names<text:s/>begin with m.</text:p>
        </text:list-item>
      </text:list>
      <text:p text:style-name="P112"><text:span text:style-name="T113"><text:s text:c="3"/></text:span><text:span text:style-name="T114">select * from emp <text:s/>where <text:s/>name like 'm%';</text:span></text:p>
      <text:list text:style-name="WWNum1" text:continue-numbering="true">
        <text:list-item>
          <text:p text:style-name="P115">Find all employees whose names end with m.</text:p>
        </text:list-item>
      </text:list>
      <text:p text:style-name="P116"><text:span text:style-name="T117"><text:s text:c="4"/></text:span><text:span text:style-name="T118"><text:s/>select * from emp <text:s/>where <text:s/>name like '%m';</text:span></text:p>
      <text:list text:style-name="WWNum1" text:continue-numbering="true">
        <text:list-item>
          <text:p text:style-name="P119">Find all employees whose names contain the letter m.</text:p>
        </text:list-item>
      </text:list>
      <text:p text:style-name="P120"><text:span text:style-name="T121"><text:s/></text:span><text:span text:style-name="T122">select * from emp <text:s/>where <text:s/>name like '%m%';</text:span></text:p>
      <text:list text:style-name="WWNum1" text:continue-numbering="true">
        <text:list-item>
          <text:p text:style-name="P123">Find the employees whose names are 5 characters long and end with n.</text:p>
        </text:list-item>
      </text:list>
      <text:p text:style-name="P124"><text:span text:style-name="T125"><text:s/></text:span><text:span text:style-name="T126">Select * from emp where name like ‘%n’ and length(name)=5;</text:span></text:p>
      <text:list text:style-name="WWNum1" text:continue-numbering="true">
        <text:list-item>
          <text:p text:style-name="P127">Find the employees who have the letter r as the third letter in their name.</text:p>
        </text:list-item>
      </text:list>
      <text:p text:style-name="P128">select * from emp <text:s/>where <text:s/>name like '--r%';</text:p>
      <text:p text:style-name="P129"/>
      <text:p text:style-name="P130">2)<text:tab/>Numeric,<text:s/>Character &amp; Date Function</text:p>
      <text:soft-page-break/>
      <text:p text:style-name="P131">31.<text:tab/>Find all employees hired in month of February (of any year).</text:p>
      <text:p text:style-name="P132">32.<text:tab/>Find all employees who were hired on the last day of the month.</text:p>
      <text:p text:style-name="P133">33.<text:tab/>Find the employees who were hired more than 12 years ago.</text:p>
      <text:p text:style-name="P134">34.<text:tab/>Find the managers hired in the<text:s/>year 2007.</text:p>
      <text:p text:style-name="P135">35.<text:tab/>Display the names and the jobs of all employees, separated by ','(comma). For example (smith, clerk).</text:p>
      <text:p text:style-name="P136">36.<text:tab/>Display the names of all employees with the initial letter only in capitals.</text:p>
      <text:p text:style-name="P137">37.<text:tab/>Display the names of all employees, right aligning them to 15 characters.</text:p>
      <text:p text:style-name="P138">38.<text:tab/>Display the names of all employees, padding them to right up-to 15 characters with '-'.</text:p>
      <text:p text:style-name="P139">39.<text:tab/>Display the length of the name of all employees.</text:p>
      <text:p text:style-name="P140">40.<text:tab/>Display the names of all employees centering them with 20 characters.</text:p>
      <text:p text:style-name="P141">41.<text:tab/>Display the names of all employees without any leading 'a'.</text:p>
      <text:p text:style-name="P142">42.<text:tab/>Display the names of all employees without any trailing 'r'.</text:p>
      <text:p text:style-name="P143">43.<text:tab/>Show the first three characters of the names of all employees.</text:p>
      <text:p text:style-name="P144">44.<text:tab/>Show the last three characters of the names of all employees.</text:p>
      <text:p text:style-name="P145">45.<text:tab/>Display<text:s/>the names of all employees replacing any 'a' with 'e'.</text:p>
      <text:p text:style-name="P146">46.<text:tab/>Display the names of all employees and the position at which the string 'ar' occurs in the name.</text:p>
      <text:p text:style-name="P147">47.<text:tab/>Show the salary of all employees rounding it to the nearest Rs. 1000. For example (3790 will be<text:s/>4000)</text:p>
      <text:p text:style-name="P148">48.<text:tab/>Show the daily salary of all employees assuming a month has 30 days.</text:p>
      <text:p text:style-name="P149">49.<text:tab/>Display the name of all employees, and their bonus. Assume each Employee gets a bonus of 20 percent of his salary subject to the Maximum of Rs. 500.</text:p>
      <text:p text:style-name="P150">50.<text:tab/>Display the name of<text:s/>all employees, and their bonus. Assume each employee gets a bonus of 20 percent of his salary subject to the Maximum of Rs. 200.</text:p>
      <text:soft-page-break/>
      <text:p text:style-name="P151">51.<text:tab/>For each employee display the number of days passed since the employee joined the company.</text:p>
      <text:p text:style-name="Standard"/>
      <text:p text:style-name="P152">3)<text:tab/>Ordering by Queries</text:p>
      <text:p text:style-name="P153">52.<text:tab/>Display the details of all employees, sorted on the names.</text:p>
      <text:p text:style-name="P154">53.<text:tab/>Display the name of all employees, based on their tenure, with the oldest employee coming first.</text:p>
      <text:p text:style-name="P155">54.<text:tab/>Display the names, job and salary of all employees sorted on jobs and Salary.</text:p>
      <text:p text:style-name="P156">55.<text:tab/>Display the names, job and salary of all employees, sorted on jobs and within job, sorted on the descending order of salary.</text:p>
      <text:p text:style-name="P157">56.<text:tab/>Display the names, job and salary of all employees, sorted on Descending order of job and within job, sorted on the descending order of salary.</text:p>
      <text:p text:style-name="P158"/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font-size="11pt" style:font-size-asian="11pt" style:font-size-complex="11pt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WWNum1" style:display-name="WWNum1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ony</meta:initial-creator>
    <dc:creator>ismail - [2010]</dc:creator>
    <meta:creation-date>2022-02-07T05:56:00Z</meta:creation-date>
    <dc:date>2022-02-07T05:56:00Z</dc:date>
    <meta:template xlink:href="Normal" xlink:type="simple"/>
    <meta:editing-cycles>3</meta:editing-cycles>
    <meta:editing-duration>PT0S</meta:editing-duration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document-statistic meta:page-count="5" meta:paragraph-count="12" meta:word-count="925" meta:character-count="6186" meta:row-count="43" meta:non-whitespace-character-count="5273"/>
  </office:meta>
</office:document-meta>
</file>